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Arrow" draw:marker-end-width="0.1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035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22" style:family="graphic" style:parent-style-name="standard">
      <style:graphic-properties draw:textarea-vertical-align="middle"/>
    </style:style>
    <style:style style:name="gr23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035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035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33" style:family="graphic" style:parent-style-name="standard" style:list-style-name="L2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solid" draw:fill-color="#ffffff" draw:textarea-horizontal-align="justify" draw:textarea-vertical-align="middle" draw:auto-grow-height="false" fo:min-height="0.035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34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5" style:family="graphic" style:parent-style-name="standard" style:list-style-name="L2">
      <style:graphic-properties draw:stroke="solid" svg:stroke-width="0cm" svg:stroke-color="#00000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cm" fo:min-width="0cm" fo:padding-top="0.125cm" fo:padding-bottom="0.125cm" fo:padding-left="0.25cm" fo:padding-right="0.25cm" draw:shadow="hidden" draw:shadow-offset-x="0.3cm" draw:shadow-offset-y="0.3cm" draw:shadow-color="#808080"/>
    </style:style>
    <style:style style:name="gr36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7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8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39" style:family="graphic" style:parent-style-name="standard" style:list-style-name="L2">
      <style:graphic-properties draw:stroke="solid" svg:stroke-width="0cm" svg:stroke-color="#000000" draw:marker-start="" draw:marker-start-width="0.3cm" draw:marker-start-center="false" draw:marker-end="" draw:marker-end-width="0.3cm" draw:marker-end-center="false" draw:fill="solid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1.119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0.67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1.297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6cm" fo:min-width="1.244cm"/>
    </style:style>
    <style:style style:name="P1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normal" style:letter-kerning="true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Sans L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font-name-asian="DejaVu Sans2" style:font-size-asian="18pt" style:font-style-asian="normal" style:font-weight-asian="normal" style:font-name-complex="DejaVu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xml:id="id2" draw:id="id2">
          <draw:line draw:style-name="gr1" draw:text-style-name="P1" draw:layer="layout" svg:x1="10.181cm" svg:y1="17.172cm" svg:x2="10.181cm" svg:y2="17.386cm">
            <text:p/>
          </draw:line>
          <draw:line draw:style-name="gr2" draw:text-style-name="P1" draw:layer="layout" svg:x1="9.967cm" svg:y1="17.386cm" svg:x2="10.394cm" svg:y2="17.386cm">
            <text:p/>
          </draw:line>
          <draw:line draw:style-name="gr3" draw:text-style-name="P1" draw:layer="layout" svg:x1="10.039cm" svg:y1="17.492cm" svg:x2="10.324cm" svg:y2="17.492cm">
            <text:p/>
          </draw:line>
          <draw:line draw:style-name="gr4" draw:text-style-name="P1" draw:layer="layout" svg:x1="10.109cm" svg:y1="17.599cm" svg:x2="10.251cm" svg:y2="17.599cm">
            <text:p/>
          </draw:line>
        </draw:g>
        <draw:g xml:id="id3" draw:id="id3">
          <draw:glue-point draw:id="4" svg:x="-2.992cm" svg:y="-5cm"/>
          <draw:glue-point draw:id="5" svg:x="-2.992cm" svg:y="5cm"/>
          <draw:line draw:style-name="gr5" draw:text-style-name="P1" draw:layer="layout" svg:x1="8.97cm" svg:y1="13.697cm" svg:x2="8.685cm" svg:y2="13.697cm">
            <text:p/>
          </draw:line>
          <draw:line draw:style-name="gr6" draw:text-style-name="P1" draw:layer="layout" svg:x1="8.827cm" svg:y1="13.982cm" svg:x2="8.969cm" svg:y2="13.697cm">
            <text:p/>
          </draw:line>
          <draw:line draw:style-name="gr7" draw:text-style-name="P1" draw:layer="layout" svg:x1="8.685cm" svg:y1="13.697cm" svg:x2="8.827cm" svg:y2="13.982cm">
            <text:p/>
          </draw:line>
          <draw:line draw:style-name="gr8" draw:text-style-name="P1" draw:layer="layout" svg:x1="8.827cm" svg:y1="14.408cm" svg:x2="8.827cm" svg:y2="13.269cm">
            <text:p/>
          </draw:line>
          <draw:line draw:style-name="gr9" draw:text-style-name="P1" draw:layer="layout" svg:x1="8.97cm" svg:y1="13.981cm" svg:x2="8.685cm" svg:y2="13.981cm">
            <text:p/>
          </draw:line>
          <draw:line draw:style-name="gr10" draw:text-style-name="P1" draw:layer="layout" svg:x1="9.112cm" svg:y1="13.981cm" svg:x2="9.397cm" svg:y2="14.266cm">
            <text:p/>
          </draw:line>
          <draw:line draw:style-name="gr11" draw:text-style-name="P1" draw:layer="layout" svg:x1="8.97cm" svg:y1="14.124cm" svg:x2="9.255cm" svg:y2="14.409cm">
            <text:p/>
          </draw:line>
        </draw:g>
        <draw:g xml:id="id5" draw:id="id5">
          <draw:rect draw:style-name="gr12" draw:text-style-name="P2" draw:layer="layout" svg:width="0.854cm" svg:height="0.285cm" draw:transform="rotate (1.5707963267949) translate (10.536cm 15.576cm)">
            <text:p/>
          </draw:rect>
          <draw:line draw:style-name="gr13" draw:text-style-name="P1" draw:layer="layout" svg:x1="10.679cm" svg:y1="15.861cm" svg:x2="10.679cm" svg:y2="15.576cm">
            <text:p/>
          </draw:line>
          <draw:line draw:style-name="gr14" draw:text-style-name="P1" draw:layer="layout" svg:x1="10.679cm" svg:y1="14.722cm" svg:x2="10.679cm" svg:y2="14.437cm">
            <text:p/>
          </draw:line>
        </draw:g>
        <draw:g xml:id="id4" draw:id="id4">
          <draw:rect draw:style-name="gr15" draw:text-style-name="P2" draw:layer="layout" svg:width="0.854cm" svg:height="0.285cm" draw:transform="rotate (1.5707963267949) translate (9.141cm 15.633cm)">
            <text:p/>
          </draw:rect>
          <draw:line draw:style-name="gr16" draw:text-style-name="P1" draw:layer="layout" svg:x1="9.283cm" svg:y1="15.918cm" svg:x2="9.283cm" svg:y2="15.633cm">
            <text:p/>
          </draw:line>
          <draw:line draw:style-name="gr17" draw:text-style-name="P1" draw:layer="layout" svg:x1="9.283cm" svg:y1="14.779cm" svg:x2="9.283cm" svg:y2="14.494cm">
            <text:p/>
          </draw:line>
        </draw:g>
        <draw:g xml:id="id1" draw:id="id1">
          <draw:custom-shape draw:style-name="gr18" draw:text-style-name="P3" draw:layer="layout" svg:width="0.285cm" svg:height="0.285cm" svg:x="10.032cm" svg:y="16.3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9" draw:text-style-name="P4" draw:layer="layout" svg:x1="10.174cm" svg:y1="16.658cm" svg:x2="10.174cm" svg:y2="16.516cm">
            <text:p/>
          </draw:line>
          <draw:line draw:style-name="gr20" draw:text-style-name="P4" draw:layer="layout" svg:x1="10.032cm" svg:y1="16.516cm" svg:x2="10.317cm" svg:y2="16.516cm">
            <text:p/>
          </draw:line>
          <draw:custom-shape draw:style-name="gr21" draw:text-style-name="P5" draw:layer="layout" svg:width="0.114cm" svg:height="0.114cm" svg:x="10.117cm" svg:y="16.45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onnector draw:style-name="gr22" draw:text-style-name="P6" draw:layer="layout" svg:x1="10.174cm" svg:y1="16.659cm" svg:x2="10.18cm" svg:y2="17.172cm" draw:start-shape="id1" draw:start-glue-point="2" draw:end-shape="id2" draw:end-glue-point="0" svg:d="M10174 16659v257h6v256" svg:viewBox="0 0 7 514">
          <text:p/>
        </draw:connector>
        <draw:connector draw:style-name="gr22" draw:text-style-name="P6" draw:layer="layout" svg:x1="8.828cm" svg:y1="14.409cm" svg:x2="9.283cm" svg:y2="14.494cm" draw:start-shape="id3" draw:start-glue-point="5" draw:end-shape="id4" draw:end-glue-point="0" svg:d="M8828 14409v43h455v42" svg:viewBox="0 0 456 86">
          <text:p/>
        </draw:connector>
        <draw:connector draw:style-name="gr22" draw:text-style-name="P6" draw:layer="layout" svg:x1="9.283cm" svg:y1="15.918cm" svg:x2="10.032cm" svg:y2="16.516cm" draw:start-shape="id4" draw:start-glue-point="2" draw:end-shape="id1" draw:end-glue-point="3" svg:d="M9283 15918v598h749" svg:viewBox="0 0 750 599">
          <text:p/>
        </draw:connector>
        <draw:connector draw:style-name="gr22" draw:text-style-name="P6" draw:layer="layout" svg:x1="10.678cm" svg:y1="15.861cm" svg:x2="10.317cm" svg:y2="16.516cm" draw:start-shape="id5" draw:start-glue-point="2" draw:end-shape="id1" draw:end-glue-point="1" svg:d="M10678 15861v655h-361" svg:viewBox="0 0 362 656">
          <text:p/>
        </draw:connector>
        <draw:g xml:id="id7" draw:id="id7">
          <draw:glue-point draw:id="4" svg:x="5cm" svg:y="-5cm"/>
          <draw:glue-point draw:id="5" svg:x="5cm" svg:y="5cm"/>
          <draw:line draw:style-name="gr23" draw:text-style-name="P1" draw:layer="layout" svg:x1="10.669cm" svg:y1="11.845cm" svg:x2="10.669cm" svg:y2="12.13cm">
            <text:p/>
          </draw:line>
          <draw:line draw:style-name="gr24" draw:text-style-name="P1" draw:layer="layout" svg:x1="10.384cm" svg:y1="12.13cm" svg:x2="10.669cm" svg:y2="12.7cm">
            <text:p/>
          </draw:line>
          <draw:line draw:style-name="gr25" draw:text-style-name="P1" draw:layer="layout" svg:x1="10.669cm" svg:y1="12.7cm" svg:x2="10.669cm" svg:y2="12.985cm">
            <text:p/>
          </draw:line>
        </draw:g>
        <draw:g xml:id="id6" draw:id="id6">
          <draw:custom-shape draw:style-name="gr26" draw:text-style-name="P3" draw:layer="layout" svg:width="0.285cm" svg:height="0.285cm" draw:transform="rotate (-1.5707963267949) translate (10.821cm 13.35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7" draw:text-style-name="P4" draw:layer="layout" svg:x1="10.536cm" svg:y1="13.497cm" svg:x2="10.678cm" svg:y2="13.497cm">
            <text:p/>
          </draw:line>
          <draw:line draw:style-name="gr28" draw:text-style-name="P4" draw:layer="layout" svg:x1="10.679cm" svg:y1="13.355cm" svg:x2="10.679cm" svg:y2="13.64cm">
            <text:p/>
          </draw:line>
          <draw:custom-shape draw:style-name="gr29" draw:text-style-name="P5" draw:layer="layout" svg:width="0.114cm" svg:height="0.114cm" draw:transform="rotate (-1.5707963267949) translate (10.736cm 13.44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onnector draw:style-name="gr22" draw:text-style-name="P6" draw:layer="layout" svg:x1="10.678cm" svg:y1="14.437cm" svg:x2="10.678cm" svg:y2="13.64cm" draw:start-shape="id5" draw:start-glue-point="0" draw:end-shape="id6" draw:end-glue-point="2" svg:d="M10678 14437v-797" svg:viewBox="0 0 1 798">
          <text:p/>
        </draw:connector>
        <draw:connector draw:style-name="gr22" draw:text-style-name="P6" draw:layer="layout" svg:x1="10.678cm" svg:y1="13.355cm" svg:x2="10.668cm" svg:y2="12.983cm" draw:start-shape="id6" draw:start-glue-point="0" draw:end-shape="id7" draw:end-glue-point="5" svg:d="M10678 13355v-372h-10" svg:viewBox="0 0 11 373">
          <text:p/>
        </draw:connector>
        <draw:g xml:id="id8" draw:id="id8">
          <draw:custom-shape draw:style-name="gr30" draw:text-style-name="P3" draw:layer="layout" svg:width="0.285cm" svg:height="0.285cm" draw:transform="rotate (-3.14159265358979) translate (8.457cm 12.7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1" draw:text-style-name="P4" draw:layer="layout" svg:x1="8.457cm" svg:y1="12.586cm" svg:x2="8.172cm" svg:y2="12.586cm">
            <text:p/>
          </draw:line>
          <draw:custom-shape draw:style-name="gr32" draw:text-style-name="P7" draw:layer="layout" svg:width="0.114cm" svg:height="0.114cm" draw:transform="rotate (-3.14159265358979) translate (8.286cm 12.643cm)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onnector draw:style-name="gr22" draw:text-style-name="P6" draw:layer="layout" svg:x1="10.536cm" svg:y1="13.497cm" svg:x2="8.457cm" svg:y2="12.585cm" draw:start-shape="id6" draw:start-glue-point="3" draw:end-shape="id8" draw:end-glue-point="1" svg:d="M10536 13497h-1039v-912h-1040" svg:viewBox="0 0 2080 913">
          <text:p/>
        </draw:connector>
        <draw:g xml:id="id9" draw:id="id9">
          <draw:custom-shape draw:style-name="gr33" draw:text-style-name="P3" draw:layer="layout" svg:width="0.285cm" svg:height="0.285cm" draw:transform="rotate (-3.14159265358979) translate (8.475cm 13.3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4" draw:text-style-name="P4" draw:layer="layout" svg:x1="8.475cm" svg:y1="13.243cm" svg:x2="8.19cm" svg:y2="13.243cm">
            <text:p/>
          </draw:line>
          <draw:custom-shape draw:style-name="gr35" draw:text-style-name="P7" draw:layer="layout" svg:width="0.114cm" svg:height="0.114cm" draw:transform="rotate (-3.14159265358979) translate (8.304cm 13.3cm)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onnector draw:style-name="gr22" draw:text-style-name="P6" draw:layer="layout" svg:x1="8.828cm" svg:y1="13.269cm" svg:x2="8.475cm" svg:y2="13.242cm" draw:start-shape="id3" draw:start-glue-point="4" draw:end-shape="id9" draw:end-glue-point="1" svg:d="M8828 13269v-27h-353" svg:viewBox="0 0 354 28">
          <text:p/>
        </draw:connector>
        <draw:g xml:id="id10" draw:id="id10">
          <draw:line draw:style-name="gr36" draw:text-style-name="P8" draw:layer="layout" svg:x1="10.672cm" svg:y1="11.048cm" svg:x2="10.672cm" svg:y2="11.333cm">
            <text:p/>
          </draw:line>
          <draw:line draw:style-name="gr37" draw:text-style-name="P8" draw:layer="layout" svg:x1="10.53cm" svg:y1="11.048cm" svg:x2="10.815cm" svg:y2="11.048cm">
            <text:p/>
          </draw:line>
          <draw:line draw:style-name="gr38" draw:text-style-name="P8" draw:layer="layout" svg:x1="10.672cm" svg:y1="10.905cm" svg:x2="10.53cm" svg:y2="11.047cm">
            <text:p/>
          </draw:line>
          <draw:line draw:style-name="gr39" draw:text-style-name="P8" draw:layer="layout" svg:x1="10.672cm" svg:y1="10.905cm" svg:x2="10.814cm" svg:y2="11.047cm">
            <text:p/>
          </draw:line>
        </draw:g>
        <draw:connector draw:style-name="gr22" draw:text-style-name="P6" draw:layer="layout" svg:x1="10.672cm" svg:y1="11.332cm" svg:x2="10.668cm" svg:y2="11.845cm" draw:start-shape="id10" draw:start-glue-point="2" draw:end-shape="id7" draw:end-glue-point="4" svg:d="M10672 11332v513h-4" svg:viewBox="0 0 5 514">
          <text:p/>
        </draw:connector>
        <draw:frame draw:style-name="gr40" draw:text-style-name="P9" draw:layer="layout" svg:width="1.619cm" svg:height="0.826cm" svg:x="10.826cm" svg:y="11.788cm">
          <draw:text-box>
            <text:p><text:span text:style-name="T1">SW1</text:span></text:p>
          </draw:text-box>
        </draw:frame>
        <draw:frame draw:style-name="gr41" draw:text-style-name="P9" draw:layer="layout" svg:width="1.175cm" svg:height="0.826cm" svg:x="10.109cm" svg:y="10.25cm">
          <draw:text-box>
            <text:p><text:span text:style-name="T1">+V</text:span></text:p>
          </draw:text-box>
        </draw:frame>
        <draw:frame draw:style-name="gr42" draw:text-style-name="P9" draw:layer="layout" svg:width="1.797cm" svg:height="0.826cm" svg:x="10.878cm" svg:y="14.779cm">
          <draw:text-box>
            <text:p><text:span text:style-name="T1">10KΩ</text:span></text:p>
          </draw:text-box>
        </draw:frame>
        <draw:frame draw:style-name="gr43" draw:text-style-name="P9" draw:layer="layout" svg:width="1.744cm" svg:height="0.826cm" svg:x="7.377cm" svg:y="14.807cm">
          <draw:text-box>
            <text:p><text:span text:style-name="T1">470Ω</text:span></text:p>
          </draw:text-box>
        </draw:frame>
        <draw:frame draw:style-name="gr41" draw:text-style-name="P9" draw:layer="layout" svg:width="1.175cm" svg:height="0.826cm" svg:x="7.525cm" svg:y="12.899cm">
          <draw:text-box>
            <text:p><text:span text:style-name="T1">8</text:span></text:p>
          </draw:text-box>
        </draw:frame>
        <draw:frame draw:style-name="gr41" draw:text-style-name="P9" draw:layer="layout" svg:width="1.175cm" svg:height="0.826cm" svg:x="7.525cm" svg:y="12.225cm">
          <draw:text-box>
            <text:p><text:span text:style-name="T1">2</text:span></text:p>
          </draw:text-box>
        </draw:frame>
        <draw:frame draw:style-name="gr40" draw:text-style-name="P9" draw:layer="layout" svg:width="1.967cm" svg:height="0.826cm" svg:x="7.1cm" svg:y="11.649cm">
          <draw:text-box>
            <text:p><text:span text:style-name="T1">Arduin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8T17:16:30.537049040</meta:creation-date>
    <dc:date>2019-06-28T18:30:47.655649243</dc:date>
    <meta:editing-duration>PT15M16S</meta:editing-duration>
    <meta:editing-cycles>3</meta:editing-cycles>
    <meta:generator>LibreOffice/6.1.6.3$MacOSX_X86_64 LibreOffice_project/5896ab1714085361c45cf540f76f60673dd96a72</meta:generator>
    <meta:document-statistic meta:object-count="64"/>
  </office:meta>
</office:document-meta>
</file>